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5.025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4.05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898cm"/>
    </style:style>
    <style:style style:name="co7" style:family="table-column">
      <style:table-column-properties fo:break-before="auto" style:column-width="3.775cm"/>
    </style:style>
    <style:style style:name="co8" style:family="table-column">
      <style:table-column-properties fo:break-before="auto" style:column-width="3.7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7cm" fo:break-before="auto" style:use-optimal-row-height="false"/>
    </style:style>
    <style:style style:name="ta1" style:family="table" style:master-page-name="Default">
      <style:table-properties table:display="true" style:writing-mode="rl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lug</text:p>
          </table:table-cell>
          <table:table-cell office:value-type="string">
            <text:p>name.he</text:p>
          </table:table-cell>
          <table:table-cell office:value-type="string">
            <text:p>lat</text:p>
          </table:table-cell>
          <table:table-cell office:value-type="string">
            <text:p>lon</text:p>
          </table:table-cell>
          <table:table-cell office:value-type="string">
            <text:p>residence_economy</text:p>
          </table:table-cell>
          <table:table-cell office:value-type="string">
            <text:p>residence_centrality</text:p>
          </table:table-cell>
        </table:table-row>
        <table:table-row table:style-name="ro1">
          <table:table-cell office:value-type="string">
            <text:p>Ashkelon</text:p>
          </table:table-cell>
          <table:table-cell office:value-type="string">
            <text:p>אשקלון</text:p>
          </table:table-cell>
          <table:table-cell office:value-type="float" office:value="31.6666667">
            <text:p>31.6666667</text:p>
          </table:table-cell>
          <table:table-cell office:value-type="float" office:value="34.5666667">
            <text:p>34.5666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Nokdim</text:p>
          </table:table-cell>
          <table:table-cell office:value-type="string">
            <text:p>נוקדים</text:p>
          </table:table-cell>
          <table:table-cell office:value-type="float" office:value="31.64533">
            <text:p>31.64533</text:p>
          </table:table-cell>
          <table:table-cell office:value-type="float" office:value="35.244065">
            <text:p>35.24406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string">
            <text:p>תל אביב</text:p>
          </table:table-cell>
          <table:table-cell office:value-type="float" office:value="32.0554">
            <text:p>32.0554</text:p>
          </table:table-cell>
          <table:table-cell office:value-type="float" office:value="34.7595">
            <text:p>34.75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Kefar_Kassem</text:p>
          </table:table-cell>
          <table:table-cell office:value-type="string">
            <text:p>כפר קאסם</text:p>
          </table:table-cell>
          <table:table-cell office:value-type="float" office:value="32.1151">
            <text:p>32.1151</text:p>
          </table:table-cell>
          <table:table-cell office:value-type="float" office:value="34.9751">
            <text:p>34.975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r_Yehuda</text:p>
          </table:table-cell>
          <table:table-cell office:value-type="string">
            <text:p>אור יהודה</text:p>
          </table:table-cell>
          <table:table-cell office:value-type="float" office:value="32.0333333">
            <text:p>32.0333333</text:p>
          </table:table-cell>
          <table:table-cell office:value-type="float" office:value="34.85">
            <text:p>34.8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diin</text:p>
          </table:table-cell>
          <table:table-cell office:value-type="string">
            <text:p>מודיעין</text:p>
          </table:table-cell>
          <table:table-cell office:value-type="float" office:value="32.109878">
            <text:p>32.109878</text:p>
          </table:table-cell>
          <table:table-cell office:value-type="float" office:value="34.895582">
            <text:p>34.89558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efar_Adumim</text:p>
          </table:table-cell>
          <table:table-cell office:value-type="string">
            <text:p>כפר אדומים</text:p>
          </table:table-cell>
          <table:table-cell office:value-type="float" office:value="31.819085">
            <text:p>31.819085</text:p>
          </table:table-cell>
          <table:table-cell office:value-type="float" office:value="35.349369">
            <text:p>35.3493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string">
            <text:p>ירושלים</text:p>
          </table:table-cell>
          <table:table-cell office:value-type="float" office:value="31.7857">
            <text:p>31.7857</text:p>
          </table:table-cell>
          <table:table-cell office:value-type="float" office:value="35.2007">
            <text:p>35.20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Kadima_Zoran</text:p>
          </table:table-cell>
          <table:table-cell office:value-type="string">
            <text:p>קדימה צורן</text:p>
          </table:table-cell>
          <table:table-cell office:value-type="float" office:value="32.2833333">
            <text:p>32.2833333</text:p>
          </table:table-cell>
          <table:table-cell office:value-type="float" office:value="34.9166667">
            <text:p>34.9166667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string">
            <text:p>Shefayim</text:p>
          </table:table-cell>
          <table:table-cell office:value-type="string">
            <text:p>קיבוץ שפיים</text:p>
          </table:table-cell>
          <table:table-cell office:value-type="float" office:value="32.2169444">
            <text:p>32.2169444</text:p>
          </table:table-cell>
          <table:table-cell office:value-type="float" office:value="34.8247222">
            <text:p>34.824722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sillot</text:p>
          </table:table-cell>
          <table:table-cell office:value-type="string">
            <text:p>קיבוץ מסילות</text:p>
          </table:table-cell>
          <table:table-cell office:value-type="float" office:value="32.497361">
            <text:p>32.497361</text:p>
          </table:table-cell>
          <table:table-cell office:value-type="float" office:value="35.474653">
            <text:p>35.4746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aybe</text:p>
          </table:table-cell>
          <table:table-cell office:value-type="string">
            <text:p>טייבה</text:p>
          </table:table-cell>
          <table:table-cell office:value-type="float" office:value="32.2666667">
            <text:p>32.266666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alyat_El_Karmel</text:p>
          </table:table-cell>
          <table:table-cell office:value-type="string">
            <text:p>דאלית-אל-כרמל</text:p>
          </table:table-cell>
          <table:table-cell office:value-type="float" office:value="32.6930556">
            <text:p>32.6930556</text:p>
          </table:table-cell>
          <table:table-cell office:value-type="float" office:value="35.0494444">
            <text:p>35.049444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shdod</text:p>
          </table:table-cell>
          <table:table-cell office:value-type="string">
            <text:p>אשדוד</text:p>
          </table:table-cell>
          <table:table-cell office:value-type="float" office:value="31.8198">
            <text:p>31.8198</text:p>
          </table:table-cell>
          <table:table-cell office:value-type="float" office:value="34.6696">
            <text:p>34.669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osh_HaAyin</text:p>
          </table:table-cell>
          <table:table-cell office:value-type="string">
            <text:p>ראש העין</text:p>
          </table:table-cell>
          <table:table-cell office:value-type="float" office:value="32.099299">
            <text:p>32.099299</text:p>
          </table:table-cell>
          <table:table-cell office:value-type="float" office:value="34.953175">
            <text:p>34.95317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fula</text:p>
          </table:table-cell>
          <table:table-cell office:value-type="string">
            <text:p>עפולה</text:p>
          </table:table-cell>
          <table:table-cell office:value-type="float" office:value="32.6077778">
            <text:p>32.6077778</text:p>
          </table:table-cell>
          <table:table-cell office:value-type="float" office:value="35.2897222">
            <text:p>35.289722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Ariel</text:p>
          </table:table-cell>
          <table:table-cell office:value-type="string">
            <text:p>אריאל</text:p>
          </table:table-cell>
          <table:table-cell office:value-type="float" office:value="32.10468">
            <text:p>32.10468</text:p>
          </table:table-cell>
          <table:table-cell office:value-type="float" office:value="35.174446">
            <text:p>35.174446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Ramla</text:p>
          </table:table-cell>
          <table:table-cell office:value-type="string">
            <text:p>רמלה</text:p>
          </table:table-cell>
          <table:table-cell office:value-type="float" office:value="31.9333333">
            <text:p>31.9333333</text:p>
          </table:table-cell>
          <table:table-cell office:value-type="float" office:value="34.8666667">
            <text:p>34.866666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ishon_LeZyion</text:p>
          </table:table-cell>
          <table:table-cell office:value-type="string">
            <text:p>ראשון לציון</text:p>
          </table:table-cell>
          <table:table-cell office:value-type="float" office:value="31.9621389">
            <text:p>31.9621389</text:p>
          </table:table-cell>
          <table:table-cell office:value-type="float" office:value="34.8045361">
            <text:p>34.804536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etah_Tikva</text:p>
          </table:table-cell>
          <table:table-cell office:value-type="string">
            <text:p>פתח תקווה</text:p>
          </table:table-cell>
          <table:table-cell office:value-type="float" office:value="32.0888278">
            <text:p>32.0888278</text:p>
          </table:table-cell>
          <table:table-cell office:value-type="float" office:value="34.8863333">
            <text:p>34.88633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Kefar_Karaa</text:p>
          </table:table-cell>
          <table:table-cell office:value-type="string">
            <text:p>כפר קרע</text:p>
          </table:table-cell>
          <table:table-cell office:value-type="float" office:value="32.505517">
            <text:p>32.505517</text:p>
          </table:table-cell>
          <table:table-cell office:value-type="float" office:value="35.054252">
            <text:p>35.05425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ochav_Yair</text:p>
          </table:table-cell>
          <table:table-cell office:value-type="string">
            <text:p>כוכב יאיר</text:p>
          </table:table-cell>
          <table:table-cell office:value-type="float" office:value="32.220934">
            <text:p>32.220934</text:p>
          </table:table-cell>
          <table:table-cell office:value-type="float" office:value="34.992399">
            <text:p>34.99239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kko</text:p>
          </table:table-cell>
          <table:table-cell office:value-type="string">
            <text:p>עכו</text:p>
          </table:table-cell>
          <table:table-cell office:value-type="float" office:value="32.9206">
            <text:p>32.9206</text:p>
          </table:table-cell>
          <table:table-cell office:value-type="float" office:value="35.1003">
            <text:p>35.100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Efrat</text:p>
          </table:table-cell>
          <table:table-cell office:value-type="string">
            <text:p>אפרת</text:p>
          </table:table-cell>
          <table:table-cell office:value-type="float" office:value="31.653528">
            <text:p>31.653528</text:p>
          </table:table-cell>
          <table:table-cell office:value-type="float" office:value="35.149899">
            <text:p>35.14989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shmeret</text:p>
          </table:table-cell>
          <table:table-cell office:value-type="string">
            <text:p>מושב משמרת</text:p>
          </table:table-cell>
          <table:table-cell office:value-type="float" office:value="32.227578">
            <text:p>32.227578</text:p>
          </table:table-cell>
          <table:table-cell office:value-type="float" office:value="34.922061">
            <text:p>34.92206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Hod_HaSharon</text:p>
          </table:table-cell>
          <table:table-cell office:value-type="string">
            <text:p>הוד השרון</text:p>
          </table:table-cell>
          <table:table-cell office:value-type="float" office:value="32.15">
            <text:p>32.15</text:p>
          </table:table-cell>
          <table:table-cell office:value-type="float" office:value="34.8833333">
            <text:p>34.8833333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Haifa</text:p>
          </table:table-cell>
          <table:table-cell office:value-type="string">
            <text:p>חיפה</text:p>
          </table:table-cell>
          <table:table-cell office:value-type="float" office:value="32.7938">
            <text:p>32.7938</text:p>
          </table:table-cell>
          <table:table-cell office:value-type="float" office:value="35.0282">
            <text:p>35.028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ertzeliya</text:p>
          </table:table-cell>
          <table:table-cell office:value-type="string">
            <text:p>הרצליה</text:p>
          </table:table-cell>
          <table:table-cell office:value-type="float" office:value="32.1682">
            <text:p>32.1682</text:p>
          </table:table-cell>
          <table:table-cell office:value-type="float" office:value="34.8125">
            <text:p>34.812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Raanana</text:p>
          </table:table-cell>
          <table:table-cell office:value-type="string">
            <text:p>רעננה</text:p>
          </table:table-cell>
          <table:table-cell office:value-type="float" office:value="32.1833333">
            <text:p>32.1833333</text:p>
          </table:table-cell>
          <table:table-cell office:value-type="float" office:value="34.8666667">
            <text:p>34.866666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Lahav</text:p>
          </table:table-cell>
          <table:table-cell office:value-type="string">
            <text:p>קיבוץ להב</text:p>
          </table:table-cell>
          <table:table-cell office:value-type="float" office:value="31.379361">
            <text:p>31.379361</text:p>
          </table:table-cell>
          <table:table-cell office:value-type="float" office:value="34.871292">
            <text:p>34.87129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hoham</text:p>
          </table:table-cell>
          <table:table-cell office:value-type="string">
            <text:p>שוהם</text:p>
          </table:table-cell>
          <table:table-cell office:value-type="float" office:value="31.9966655">
            <text:p>31.9966655</text:p>
          </table:table-cell>
          <table:table-cell office:value-type="float" office:value="34.9427814">
            <text:p>34.94278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hefaram</text:p>
          </table:table-cell>
          <table:table-cell office:value-type="string">
            <text:p>שפרעם</text:p>
          </table:table-cell>
          <table:table-cell office:value-type="float" office:value="32.802713">
            <text:p>32.802713</text:p>
          </table:table-cell>
          <table:table-cell office:value-type="float" office:value="35.169038">
            <text:p>35.16903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labun</text:p>
          </table:table-cell>
          <table:table-cell office:value-type="string">
            <text:p>עילבון</text:p>
          </table:table-cell>
          <table:table-cell office:value-type="float" office:value="32.838058">
            <text:p>32.838058</text:p>
          </table:table-cell>
          <table:table-cell office:value-type="float" office:value="35.400009">
            <text:p>35.400009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Natzeret</text:p>
          </table:table-cell>
          <table:table-cell office:value-type="string">
            <text:p>נצרת</text:p>
          </table:table-cell>
          <table:table-cell office:value-type="float" office:value="32.6975">
            <text:p>32.6975</text:p>
          </table:table-cell>
          <table:table-cell office:value-type="float" office:value="35.3069">
            <text:p>35.30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akyia</text:p>
          </table:table-cell>
          <table:table-cell office:value-type="string">
            <text:p>לקיה</text:p>
          </table:table-cell>
          <table:table-cell office:value-type="float" office:value="31.3249">
            <text:p>31.3249</text:p>
          </table:table-cell>
          <table:table-cell office:value-type="float" office:value="34.866228">
            <text:p>34.8662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vaseret_Zyion</text:p>
          </table:table-cell>
          <table:table-cell office:value-type="string">
            <text:p>מבשרת ציון</text:p>
          </table:table-cell>
          <table:table-cell office:value-type="float" office:value="31.7994444">
            <text:p>31.7994444</text:p>
          </table:table-cell>
          <table:table-cell office:value-type="float" office:value="35.1488889">
            <text:p>35.148888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lon_Shfut</text:p>
          </table:table-cell>
          <table:table-cell office:value-type="string">
            <text:p>אלון שבות</text:p>
          </table:table-cell>
          <table:table-cell office:value-type="float" office:value="31.65487">
            <text:p>31.65487</text:p>
          </table:table-cell>
          <table:table-cell office:value-type="float" office:value="35.125257">
            <text:p>35.12525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et_El</text:p>
          </table:table-cell>
          <table:table-cell office:value-type="string">
            <text:p>בית אל</text:p>
          </table:table-cell>
          <table:table-cell office:value-type="float" office:value="31.941602">
            <text:p>31.941602</text:p>
          </table:table-cell>
          <table:table-cell office:value-type="float" office:value="35.222726">
            <text:p>35.22272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r_Akiva</text:p>
          </table:table-cell>
          <table:table-cell office:value-type="string">
            <text:p>אור עקיבא</text:p>
          </table:table-cell>
          <table:table-cell office:value-type="float" office:value="32.5">
            <text:p>32.5</text:p>
          </table:table-cell>
          <table:table-cell office:value-type="float" office:value="34.9166667">
            <text:p>34.9166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de_Tzvi</text:p>
          </table:table-cell>
          <table:table-cell office:value-type="string">
            <text:p>מושב שדה צבי</text:p>
          </table:table-cell>
          <table:table-cell office:value-type="float" office:value="31.4488889">
            <text:p>31.4488889</text:p>
          </table:table-cell>
          <table:table-cell office:value-type="float" office:value="34.7125">
            <text:p>34.712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Even_Yehuda</text:p>
          </table:table-cell>
          <table:table-cell office:value-type="string">
            <text:p>אבן יהודה</text:p>
          </table:table-cell>
          <table:table-cell office:value-type="float" office:value="32.270025">
            <text:p>32.270025</text:p>
          </table:table-cell>
          <table:table-cell office:value-type="float" office:value="34.8874278">
            <text:p>34.887427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Yaara</text:p>
          </table:table-cell>
          <table:table-cell office:value-type="string">
            <text:p>יערה</text:p>
          </table:table-cell>
          <table:table-cell office:value-type="float" office:value="33.0669444">
            <text:p>33.0669444</text:p>
          </table:table-cell>
          <table:table-cell office:value-type="float" office:value="35.1847222">
            <text:p>35.184722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iryat_Tivon</text:p>
          </table:table-cell>
          <table:table-cell office:value-type="string">
            <text:p>טבעון</text:p>
          </table:table-cell>
          <table:table-cell office:value-type="float" office:value="32.7238889">
            <text:p>32.7238889</text:p>
          </table:table-cell>
          <table:table-cell office:value-type="float" office:value="35.1272222">
            <text:p>35.127222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Kefar_Achim</text:p>
          </table:table-cell>
          <table:table-cell office:value-type="string">
            <text:p>כפר אחים</text:p>
          </table:table-cell>
          <table:table-cell office:value-type="float" office:value="31.7447222">
            <text:p>31.7447222</text:p>
          </table:table-cell>
          <table:table-cell office:value-type="float" office:value="34.7575">
            <text:p>34.757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Ramat_Gan</text:p>
          </table:table-cell>
          <table:table-cell office:value-type="string">
            <text:p>רמת גן</text:p>
          </table:table-cell>
          <table:table-cell office:value-type="float" office:value="32.070065">
            <text:p>32.070065</text:p>
          </table:table-cell>
          <table:table-cell office:value-type="float" office:value="34.8246">
            <text:p>34.824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ivat_Shmuel</text:p>
          </table:table-cell>
          <table:table-cell office:value-type="string">
            <text:p>גבעת שמואל</text:p>
          </table:table-cell>
          <table:table-cell office:value-type="float" office:value="32.0780556">
            <text:p>32.0780556</text:p>
          </table:table-cell>
          <table:table-cell office:value-type="float" office:value="34.8488889">
            <text:p>34.848888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Yavne</text:p>
          </table:table-cell>
          <table:table-cell office:value-type="string">
            <text:p>יבנה</text:p>
          </table:table-cell>
          <table:table-cell office:value-type="float" office:value="31.8833333">
            <text:p>31.8833333</text:p>
          </table:table-cell>
          <table:table-cell office:value-type="float" office:value="34.7333333">
            <text:p>34.73333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et_Jan</text:p>
          </table:table-cell>
          <table:table-cell office:value-type="string">
            <text:p>בית ג'אן</text:p>
          </table:table-cell>
          <table:table-cell office:value-type="float" office:value="32.965683">
            <text:p>32.965683</text:p>
          </table:table-cell>
          <table:table-cell office:value-type="float" office:value="35.381298">
            <text:p>35.38129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derot</text:p>
          </table:table-cell>
          <table:table-cell office:value-type="string">
            <text:p>שדרות</text:p>
          </table:table-cell>
          <table:table-cell office:value-type="float" office:value="31.523432">
            <text:p>31.523432</text:p>
          </table:table-cell>
          <table:table-cell office:value-type="float" office:value="34.595282">
            <text:p>34.59528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Karney_Shomron</text:p>
          </table:table-cell>
          <table:table-cell office:value-type="string">
            <text:p>קרני שומרון</text:p>
          </table:table-cell>
          <table:table-cell office:value-type="float" office:value="32.171544">
            <text:p>32.171544</text:p>
          </table:table-cell>
          <table:table-cell office:value-type="float" office:value="35.097456">
            <text:p>35.09745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achnin</text:p>
          </table:table-cell>
          <table:table-cell office:value-type="string">
            <text:p>סכנין</text:p>
          </table:table-cell>
          <table:table-cell office:value-type="float" office:value="32.8666667">
            <text:p>32.8666667</text:p>
          </table:table-cell>
          <table:table-cell office:value-type="float" office:value="35.3">
            <text:p>35.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ne_Brak</text:p>
          </table:table-cell>
          <table:table-cell office:value-type="string">
            <text:p>בני ברק</text:p>
          </table:table-cell>
          <table:table-cell office:value-type="float" office:value="32.0833333">
            <text:p>32.0833333</text:p>
          </table:table-cell>
          <table:table-cell office:value-type="float" office:value="34.8333333">
            <text:p>34.833333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ccabim_Reut</text:p>
          </table:table-cell>
          <table:table-cell office:value-type="string">
            <text:p>מכבים רעות</text:p>
          </table:table-cell>
          <table:table-cell office:value-type="float" office:value="31.888854">
            <text:p>31.888854</text:p>
          </table:table-cell>
          <table:table-cell office:value-type="float" office:value="35.025144">
            <text:p>35.0251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Natzeret_Illit</text:p>
          </table:table-cell>
          <table:table-cell office:value-type="string">
            <text:p>נצרת עילית</text:p>
          </table:table-cell>
          <table:table-cell office:value-type="float" office:value="32.7166667">
            <text:p>32.7166667</text:p>
          </table:table-cell>
          <table:table-cell office:value-type="float" office:value="35.3333333">
            <text:p>35.33333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horesh</text:p>
          </table:table-cell>
          <table:table-cell office:value-type="string">
            <text:p>מושב שורש</text:p>
          </table:table-cell>
          <table:table-cell office:value-type="float" office:value="31.7966">
            <text:p>31.7966</text:p>
          </table:table-cell>
          <table:table-cell office:value-type="float" office:value="35.0653">
            <text:p>35.065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Um_El_Fahm</text:p>
          </table:table-cell>
          <table:table-cell office:value-type="string">
            <text:p>אום אל פאחם</text:p>
          </table:table-cell>
          <table:table-cell office:value-type="float" office:value="32.5194444">
            <text:p>32.5194444</text:p>
          </table:table-cell>
          <table:table-cell office:value-type="float" office:value="35.1536111">
            <text:p>35.15361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ale_Michmash</text:p>
          </table:table-cell>
          <table:table-cell office:value-type="string">
            <text:p>מעלה מכמש</text:p>
          </table:table-cell>
          <table:table-cell office:value-type="float" office:value="31.87913">
            <text:p>31.87913</text:p>
          </table:table-cell>
          <table:table-cell office:value-type="float" office:value="35.305904">
            <text:p>35.3059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veria</text:p>
          </table:table-cell>
          <table:table-cell office:value-type="string">
            <text:p>טבריה</text:p>
          </table:table-cell>
          <table:table-cell office:value-type="float" office:value="32.7897222">
            <text:p>32.7897222</text:p>
          </table:table-cell>
          <table:table-cell office:value-type="float" office:value="35.5247222">
            <text:p>35.52472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hovot</text:p>
          </table:table-cell>
          <table:table-cell office:value-type="string">
            <text:p>רחובות</text:p>
          </table:table-cell>
          <table:table-cell office:value-type="float" office:value="31.892772">
            <text:p>31.892772</text:p>
          </table:table-cell>
          <table:table-cell office:value-type="float" office:value="34.811274">
            <text:p>34.81127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acka_El_Garbyia</text:p>
          </table:table-cell>
          <table:table-cell office:value-type="string">
            <text:p>באקה אל גרבייה</text:p>
          </table:table-cell>
          <table:table-cell office:value-type="float" office:value="32.4203278">
            <text:p>32.4203278</text:p>
          </table:table-cell>
          <table:table-cell office:value-type="float" office:value="35.0421806">
            <text:p>35.042180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Netanyia</text:p>
          </table:table-cell>
          <table:table-cell office:value-type="string">
            <text:p>נתניה</text:p>
          </table:table-cell>
          <table:table-cell office:value-type="float" office:value="32.3462">
            <text:p>32.3462</text:p>
          </table:table-cell>
          <table:table-cell office:value-type="float" office:value="34.8615">
            <text:p>34.86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fakim</text:p>
          </table:table-cell>
          <table:table-cell office:value-type="string">
            <text:p>אופקים</text:p>
          </table:table-cell>
          <table:table-cell office:value-type="float" office:value="31.2833333">
            <text:p>31.2833333</text:p>
          </table:table-cell>
          <table:table-cell office:value-type="float" office:value="34.6166667">
            <text:p>34.616666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Motza_Illit</text:p>
          </table:table-cell>
          <table:table-cell office:value-type="string">
            <text:p>מוצא עילית</text:p>
          </table:table-cell>
          <table:table-cell office:value-type="float" office:value="31.793589">
            <text:p>31.793589</text:p>
          </table:table-cell>
          <table:table-cell office:value-type="float" office:value="35.157002">
            <text:p>35.157002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Kefar_Azza</text:p>
          </table:table-cell>
          <table:table-cell office:value-type="string">
            <text:p>כפר עזה</text:p>
          </table:table-cell>
          <table:table-cell office:value-type="float" office:value="31.483429">
            <text:p>31.483429</text:p>
          </table:table-cell>
          <table:table-cell office:value-type="float" office:value="34.532304">
            <text:p>34.53230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ven_Menachem</text:p>
          </table:table-cell>
          <table:table-cell office:value-type="string">
            <text:p>אבן מנחם</text:p>
          </table:table-cell>
          <table:table-cell office:value-type="float" office:value="33.0738889">
            <text:p>33.0738889</text:p>
          </table:table-cell>
          <table:table-cell office:value-type="float" office:value="35.295">
            <text:p>35.29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lace_of_residence</text:p>
          </table:table-cell>
          <table:table-cell office:value-type="string">
            <text:p>residence_economy</text:p>
          </table:table-cell>
          <table:table-cell office:value-type="string">
            <text:p>residence_centrality</text:p>
          </table:table-cell>
        </table:table-row>
        <table:table-row table:style-name="ro1">
          <table:table-cell office:value-type="string">
            <text:p>Afula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Akko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Alon_Shfu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riel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Ashdod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shdod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shkel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shkel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shkel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shkel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acka_El_Garbyia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et_El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et_Ja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t_Ja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ne_Bra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alyat_El_Karmel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frat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ven_Menache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ven_Yehuda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ivat_Shmuel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aifa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aifa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ertzeliya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Hertzeliya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Hertzeliya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Hod_HaSharon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Hod_HaSharon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Ilabun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Kadima_Zoran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string">
            <text:p>Karney_Shomr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Kefar_Achim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Kefar_Adumim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efar_Adumim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efar_Azz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Kefar_Karaa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efar_Kassem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iryat_Tivon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Kochav_Yai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ochav_Yai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ahav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akyi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ale_Michmash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ccabim_Reut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sillo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vaseret_Zyio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vaseret_Zyio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vaseret_Zyio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vaseret_Zyio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shmeret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dii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dii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tza_Illit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Natzer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Natzeret_Illit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etanyi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Nokdim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fakim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Or_Akiv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Or_Yehud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etah_Tikva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aanana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Raanana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Ramat_Ga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amat_Ga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amat_Ga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amla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hovot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ishon_LeZyio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ishon_LeZyio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ishon_LeZyio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ishon_LeZyio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ishon_LeZyio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osh_HaAyi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sh_HaAyi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achni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de_Tzvi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Sderot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Sderot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Shefara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hefara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hefayim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hoham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horesh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Tayb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el_Aviv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veri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m_El_Fahm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Yaar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Yavn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2.A1:Sheet2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10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Nachlieli CLM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23/05/2011</text:date>, <text:time>23:1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am Kariv</meta:initial-creator>
    <meta:creation-date>2011-05-23T16:34:39</meta:creation-date>
    <dc:date>2011-05-23T23:17:15</dc:date>
    <dc:creator>Adam Kariv</dc:creator>
    <meta:editing-duration>PT00H34M24S</meta:editing-duration>
    <meta:editing-cycles>4</meta:editing-cycles>
    <meta:generator>OpenOffice.org/3.2$Linux OpenOffice.org_project/320m12$Build-9483</meta:generator>
    <meta:document-statistic meta:table-count="3" meta:cell-count="766" meta:object-count="0"/>
  </office:meta>
</office:document-meta>
</file>